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800000133A6F9D774E3946036.png" manifest:media-type="image/png"/>
  <manifest:file-entry manifest:full-path="Pictures/10000000000004770000015F437DBD4363839EA7.png" manifest:media-type="image/png"/>
  <manifest:file-entry manifest:full-path="Pictures/10000000000003BF000001318816712D870498FF.png" manifest:media-type="image/png"/>
  <manifest:file-entry manifest:full-path="Pictures/100000000000027300000160B893E465CB6EE824.png" manifest:media-type="image/png"/>
  <manifest:file-entry manifest:full-path="Pictures/100000000000030E00000135F596E999032029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131cm"/>
    </style:style>
    <style:style style:name="gr3" style:family="graphic" style:parent-style-name="standard">
      <style:graphic-properties svg:stroke-width="0.106cm" svg:stroke-color="#0084d1" draw:marker-start="" draw:marker-start-width="0.359cm" draw:marker-end-width="0.359cm" draw:fill="none" draw:textarea-horizontal-align="justify" draw:textarea-vertical-align="middle" draw:auto-grow-height="false" fo:min-height="0.004cm" fo:min-width="1.37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84d1" draw:marker-start="" draw:marker-start-width="0.359cm" draw:marker-end-width="0.359cm" draw:fill="none" draw:textarea-horizontal-align="justify" draw:textarea-vertical-align="middle" draw:auto-grow-height="false" fo:min-height="0.004cm" fo:min-width="0.292cm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053cm" svg:stroke-color="#0084d1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106cm" svg:stroke-color="#ff950e" draw:marker-start="" draw:marker-start-width="0.359cm" draw:marker-end-width="0.359cm" draw:fill="none" draw:textarea-horizontal-align="justify" draw:textarea-vertical-align="middle" draw:auto-grow-height="false" fo:min-height="0.004cm" fo:min-width="0.472cm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053cm" svg:stroke-color="#ff950e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338cm" svg:height="3.175cm" svg:x="1.148cm" svg:y="1.673cm">
          <draw:image xlink:href="Pictures/10000000000004770000015F437DBD4363839EA7.png" xlink:type="simple" xlink:show="embed" xlink:actuate="onLoad">
            <text:p/>
          </draw:image>
        </draw:frame>
        <draw:frame draw:style-name="gr1" draw:text-style-name="P1" draw:layer="layout" svg:width="8.738cm" svg:height="2.794cm" svg:x="1.217cm" svg:y="5.765cm">
          <draw:image xlink:href="Pictures/10000000000003BF000001318816712D870498FF.png" xlink:type="simple" xlink:show="embed" xlink:actuate="onLoad">
            <text:p/>
          </draw:image>
        </draw:frame>
        <draw:frame draw:style-name="gr1" draw:text-style-name="P1" draw:layer="layout" svg:width="5.613cm" svg:height="3.175cm" svg:x="12.87cm" svg:y="5.726cm">
          <draw:image xlink:href="Pictures/100000000000027300000160B893E465CB6EE824.png" xlink:type="simple" xlink:show="embed" xlink:actuate="onLoad">
            <text:p/>
          </draw:image>
        </draw:frame>
        <draw:frame draw:style-name="gr1" draw:text-style-name="P1" draw:layer="layout" svg:width="8.001cm" svg:height="3.175cm" svg:x="11.36cm" svg:y="9.652cm">
          <draw:image xlink:href="Pictures/100000000000030E00000135F596E999032029BB.png" xlink:type="simple" xlink:show="embed" xlink:actuate="onLoad">
            <text:p/>
          </draw:image>
        </draw:frame>
        <draw:frame draw:style-name="gr1" draw:text-style-name="P1" draw:layer="layout" svg:width="10.16cm" svg:height="3.175cm" svg:x="1.217cm" svg:y="9.646cm">
          <draw:image xlink:href="Pictures/10000000000003D800000133A6F9D774E3946036.png" xlink:type="simple" xlink:show="embed" xlink:actuate="onLoad">
            <text:p/>
          </draw:image>
        </draw:frame>
        <draw:frame draw:style-name="gr2" draw:text-style-name="P3" draw:layer="layout" svg:width="5.08cm" svg:height="0.645cm" svg:x="1.205cm" svg:y="1.054cm">
          <draw:text-box>
            <text:p text:style-name="P2"><text:span text:style-name="T1">gai</text:span><text:span text:style-name="T1">a_</text:span><text:span text:style-name="T1">so</text:span><text:span text:style-name="T1">ur</text:span><text:span text:style-name="T1">ce</text:span></text:p>
          </draw:text-box>
        </draw:frame>
        <draw:frame draw:style-name="gr2" draw:text-style-name="P3" draw:layer="layout" svg:width="5.08cm" svg:height="0.645cm" svg:x="1.2cm" svg:y="5.155cm">
          <draw:text-box>
            <text:p text:style-name="P2"><text:span text:style-name="T1">panstarrs1_best_neighbour</text:span></text:p>
          </draw:text-box>
        </draw:frame>
        <draw:frame draw:style-name="gr2" draw:text-style-name="P3" draw:layer="layout" svg:width="5.08cm" svg:height="0.645cm" svg:x="12.87cm" svg:y="5.156cm">
          <draw:text-box>
            <text:p text:style-name="P2"><text:span text:style-name="T1">panstarrs1_original_valid</text:span></text:p>
          </draw:text-box>
        </draw:frame>
        <draw:frame draw:style-name="gr2" draw:text-style-name="P3" draw:layer="layout" svg:width="5.08cm" svg:height="0.645cm" svg:x="1.2cm" svg:y="9.079cm">
          <draw:text-box>
            <text:p text:style-name="P2"><text:span text:style-name="T1">result</text:span></text:p>
          </draw:text-box>
        </draw:frame>
        <draw:custom-shape draw:style-name="gr3" draw:text-style-name="P4" draw:layer="layout" svg:width="2.794cm" svg:height="0.508cm" svg:x="7.398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27cm" svg:height="0.508cm" svg:x="13.835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3.509cm" svg:height="0.958cm" draw:transform="skewX (0.0895353906273091) rotate (0.273144027937113) translate (10.2169999986607cm 5.97999999278798cm)" svg:viewBox="0 0 3510 959" svg:d="M0 0c1412 0 3510 959 3510 959">
          <text:p/>
        </draw:path>
        <draw:custom-shape draw:style-name="gr6" draw:text-style-name="P4" draw:layer="layout" svg:width="1.524cm" svg:height="0.508cm" svg:x="2.216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524cm" svg:height="0.508cm" svg:x="2.117cm" svg:y="1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4" draw:layer="layout" svg:width="2.27cm" svg:height="3.496cm" draw:transform="rotate (-2.63108384738145) translate (3.79774350467157cm 4.96718107507983cm)" svg:viewBox="0 0 2271 3497" svg:d="M0 3497c3639 0 1813-3497 1813-349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6T10:36:18.226946073</meta:creation-date>
    <dc:date>2021-03-16T11:33:20.247751443</dc:date>
    <meta:editing-duration>PT33M6S</meta:editing-duration>
    <meta:editing-cycles>4</meta:editing-cycles>
    <meta:generator>LibreOffice/5.1.6.2$Linux_X86_64 LibreOffice_project/10m0$Build-2</meta:generator>
    <meta:document-statistic meta:object-count="15"/>
  </office:meta>
</office:document-meta>
</file>